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 style:master-page-name="Standard">
      <style:paragraph-properties fo:margin-top="0.25in" fo:margin-bottom="0.0835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h1oundp99a3k"/>Algorithm to find the greatest number</text:p>
      <text:p text:style-name="P1"/>
      <text:p text:style-name="P1">Step-1: Start</text:p>
      <text:p text:style-name="P1">Step-2: Take a variable i</text:p>
      <text:p text:style-name="P1">Step-3: Initialize i=0</text:p>
      <text:p text:style-name="P1">Step-4: Take another variable max and l</text:p>
      <text:p text:style-name="P1">Step-5: Take an array a[ 35,16,77,85,131]</text:p>
      <text:p text:style-name="P1">Step-6: Take a for loop check if i&lt;=l<text:tab/></text:p>
      <text:p text:style-name="P1">Step-7: If it is true then check a[i]&gt;max </text:p>
      <text:p text:style-name="P1">Step-8: if it is true then max=a[i]</text:p>
      <text:p text:style-name="P1">Step-9: print the max value</text:p>
      <text:p text:style-name="P1">Step-10: 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59" meta:character-count="332" meta:non-whitespace-character-count="282"/>
    <meta:generator>LibreOfficeDev/5.1.0.3$Linux_X86_64 LibreOffice_project/</meta:generator>
  </office:meta>
</office:document-meta>
</file>